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3.19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475.06pt"/>
    </style:style>
    <style:style style:name="co4" style:family="table-column">
      <style:table-column-properties fo:break-before="auto" style:column-width="455.61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Amp LM358DR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tme.eu/pl/details/lm358dr/wzmacniacze-operacyjne-smd/texas-instruments/" xlink:type="simple">https://www.tme.eu/pl/details/lm358dr/wzmacniacze-operacyjne-smd/texas-instruments/</text:a></text:p>
          </table:table-cell>
          <table:table-cell table:style-name="ce2" office:value-type="string" calcext:value-type="string">
            <text:p>lub</text:p>
          </table:table-cell>
          <table:table-cell table:style-name="ce4" office:value-type="string" calcext:value-type="string">
            <text:p><text:a xlink:href="https://www.tme.eu/pl/details/mcp6h02-e_sn/wzmacniacze-operacyjne-smd/microchip-technology/" xlink:type="simple">https://www.tme.eu/pl/details/mcp6h02-e_sn/wzmacniacze-operacyjne-smd/microchip-technology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sistor (0603)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pacitor (0603)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number-columns-repeated="1020"/>
        </table:table-row>
        <table:table-row table:style-name="ro1" table:number-rows-repeated="995">
          <table:table-cell/>
          <table:table-cell table:style-name="ce3" table:number-columns-repeated="2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Dev/6.0.5.2$Linux_X86_64 LibreOffice_project/</meta:generator>
  </office:meta>
</office:document-meta>
</file>